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2931in" fo:margin-left="0.0035in" fo:margin-top="0in" fo:margin-bottom="0in" table:align="left" style:writing-mode="lr-tb"/>
    </style:style>
    <style:style style:name="Table1.A" style:family="table-column">
      <style:table-column-properties style:column-width="0.5875in"/>
    </style:style>
    <style:style style:name="Table1.B" style:family="table-column">
      <style:table-column-properties style:column-width="3.6076in"/>
    </style:style>
    <style:style style:name="Table1.C" style:family="table-column">
      <style:table-column-properties style:column-width="2.097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pl" fo:country="PL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List_20_Paragraph" style:list-style-name="WWNum1">
      <style:paragraph-properties fo:margin-top="0in" fo:margin-bottom="0in" style:contextual-spacing="true" fo:text-align="justify" style:justify-single-word="false"/>
    </style:style>
    <style:style style:name="P4" style:family="paragraph" style:parent-style-name="List_20_Paragraph" style:list-style-name="WWNum2">
      <style:paragraph-properties fo:margin-top="0in" fo:margin-bottom="0in" style:contextual-spacing="true" fo:text-align="justify" style:justify-single-word="false"/>
    </style:style>
    <style:style style:name="P5" style:family="paragraph" style:parent-style-name="List_20_Paragraph" style:list-style-name="WWNum3">
      <style:paragraph-properties fo:margin-top="0in" fo:margin-bottom="0in" style:contextual-spacing="true" fo:text-align="justify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/>
    </style:style>
    <style:style style:name="P9" style:family="paragraph" style:parent-style-name="Standard">
      <style:paragraph-properties fo:margin-top="0in" fo:margin-bottom="0in" style:contextual-spacing="false" fo:text-align="justify" style:justify-single-word="false" fo:break-before="page"/>
    </style:style>
    <style:style style:name="P10" style:family="paragraph" style:parent-style-name="Standard">
      <style:paragraph-properties fo:margin-top="0in" fo:margin-bottom="0in" style:contextual-spacing="false"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Calibri" fo:font-size="11pt" fo:language="pl" fo:country="PL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Podstawy rachunkowości – Ćwiczenia</text:span><text:span text:style-name="T1"/></text:p>
      <text:p text:style-name="P6" loext:marker-style-name="T1"><text:span text:style-name="T1">13.12.2023</text:span><text:span text:style-name="T1"/></text:p>
      <text:p text:style-name="P7" loext:marker-style-name="T1"><text:span text:style-name="T1">Zadanie 1 (5.3/s.68-69)</text:span><text:span text:style-name="T1"/></text:p>
      <text:p text:style-name="P8">W przedsiębiorstwie produkującym artykuły gospodarstwa domowego „KORYTKO” salda początkowe wybranych kont były następujące:</text:p>
      <text:p text:style-name="P8">Kapitał zakładowy ……………………………………………………………………………………………………. 12 800</text:p>
      <text:p text:style-name="P8">Kasa ………………………………………………………………………………………………………………………… 2 200</text:p>
      <text:p text:style-name="P8">Rachunki bankowe …………………………………………………………………………………………………. 6 800</text:p>
      <text:p text:style-name="P8">Rozrachunki z dostawcami ………………………………………………………………………………………. 3 800</text:p>
      <text:p text:style-name="P8">W tym: zobowiązanie wobec dostawcy P ……………………………………………………………….. 1 000</text:p>
      <text:p text:style-name="P8"><text:s text:c="14"/>Zobowiązanie wobec dostawcy R ……………………………………………………………….. 1 200</text:p>
      <text:p text:style-name="P8"><text:s text:c="15"/>Zobowiązanie wobec dostawcy S ………………………………………………………………. 700</text:p>
      <text:p text:style-name="P8"><text:s text:c="15"/>Zobowiązanie wobec dostawcy T ………………………………………………………………. 900</text:p>
      <text:p text:style-name="P7">W bieżącym okresie sprawozdawczym miały miejsce następujące operacje gospodarcze:</text:p>
      <text:p text:style-name="P8">1. Uregulowano zobowiązania wobec dostawców 2410S i R (WB) ………………………………………. 1900</text:p>
      <text:p text:style-name="P8">2. Otrzymano faktury za zakupione towary, które przyjęto do magazynu …………………… 1 400</text:p>
      <text:p text:style-name="P8">W tym od: dostawcy S …………………………………………………………………………. 500</text:p>
      <text:p text:style-name="P8"><text:s text:c="20"/>Dostawcy T ………………………………………………………………………… 600</text:p>
      <text:p text:style-name="P8"><text:s text:c="20"/>Dostawcy R ………………………………………………………………………… 300</text:p>
      <text:p text:style-name="P8">3. Uregulowano połowę zobowiązania wobec dostawcy S (WB) ………………………………….. …</text:p>
      <text:p text:style-name="P8">4. Zwrot części towarów dostawcy T z tytułu wad jakościowych …………………………………. 200</text:p>
      <text:p text:style-name="P8">5. Otrzymano faktury za zakupione towary, które przyjęto do magazynu …………………… 1 700</text:p>
      <text:p text:style-name="P8">W tym od: dostawcy P …………………………………………………………………………. 800</text:p>
      <text:p text:style-name="P8"><text:s text:c="20"/>Dostawcy S ………………………………………………………………………… 600</text:p>
      <text:p text:style-name="P8"><text:s text:c="20"/>Dostawcy R ………………………………………………………………………… 300</text:p>
      <text:p text:style-name="P8">6. Uregulowano zobowiązania wobec dostawcy T gotówką (KW) ……………………………….. <text:s/>………</text:p>
      <text:p text:style-name="P8">7. Otrzymano wyciąg bankowy informujący o uregulowaniu zobowiązania wobec dostawcy P………………………………………………………………………………………………………………………………….. ………..</text:p>
      <text:list text:style-name="WWNum1">
        <text:list-item>
          <text:p text:style-name="P3">Otwórz konta księgi głównej i księgi pomocniczej wpisując salda początkowe.</text:p>
        </text:list-item>
        <text:list-item>
          <text:p text:style-name="P3">Zaksięguj operacje na kontach księgi głównej i księgi pomocniczej.</text:p>
        </text:list-item>
        <text:list-item>
          <text:p text:style-name="P3">Uzgodnij saldo konta księgi głównej z ROZRACHUNKI Z DOSTAWCAMI z saldami kont księgi pomocniczej.</text:p>
        </text:list-item>
        <text:list-item>
          <text:p text:style-name="P3">Col oznacza saldo końcowe konta ROZRACHUNKI Z DOSTAWCAMI.</text:p>
        </text:list-item>
      </text:list>
      <text:p text:style-name="P8"/>
      <text:p text:style-name="P8" loext:marker-style-name="T1"><text:span text:style-name="T1"/></text:p>
      <text:p text:style-name="P9" loext:marker-style-name="T1"><text:span text:style-name="T1">Zadanie 2. (5.2/s.67-68)</text:span></text:p>
      <text:p text:style-name="P8">Salda początkowe wybranych kont w prywatnej firmie handlowej BROWAREK były następujące:</text:p>
      <text:p text:style-name="P8">- Rozrachunki z tytułu wynagrodzeń …………………………………………………………………………… 8 000</text:p>
      <text:p text:style-name="P8">W tym wobec: pracownika A …………………………………………………………………………………….. 3 000</text:p>
      <text:p text:style-name="P8"><text:s text:c="27"/>Pracownika B …………………………………………………………………………………….. 2 000</text:p>
      <text:p text:style-name="P8"><text:s text:c="27"/>Pracownika C …………………………………………………………………………………….. 2 000</text:p>
      <text:p text:style-name="P8"><text:s text:c="27"/>Pracownika D ……………………………………………………………………………………… 1 000</text:p>
      <text:p text:style-name="P8">- Kasa ………………………………………………………………………………………………………………………….. 10 000</text:p>
      <text:p text:style-name="P8">- Rachunki bankowe ……………………………………………………………………………………………………. 20 000</text:p>
      <text:p text:style-name="P8"/>
      <text:p text:style-name="P8">Operacje gospodarcze dokonane w ciągu okresu sprawozdawczego:</text:p>
      <text:p text:style-name="P8">1. Wypłacono wynagrodzenie pracownikom gotówką z kasy (KW) ……………………………… 5 000</text:p>
      <text:p text:style-name="P8">W tym: pracownikowi A ……………………………………………………………….. 3 000</text:p>
      <text:p text:style-name="P8"><text:s text:c="14"/>Pracownikowi B ………………………………………………………………… 2 000</text:p>
      <text:p text:style-name="P8">2. Przelew wynagrodzeń pracownikom z rachunku bankowego (WB) …………………………. 3 000</text:p>
      <text:p text:style-name="P8">W tym: pracownikowi C ………………………………………………………………... 2 000</text:p>
      <text:p text:style-name="P8"><text:s text:c="14"/>Pracownikowi D ………………………………………………………………… 1 000</text:p>
      <text:p text:style-name="P8">3. Lista płac pracowników za bieżący miesiąc ………………………………………………………………. 7 000</text:p>
      <text:p text:style-name="P8">W tym: pracownik A ………………………………………………………………………. 3 000</text:p>
      <text:p text:style-name="P8"><text:s text:c="14"/>Pracownik B ……………………………………………………………………….. 2 000</text:p>
      <text:p text:style-name="P8"><text:s text:c="14"/>Pracownik C ………………………………………………………………………… 2 000</text:p>
      <text:p text:style-name="P8">4. Wypłacono wynagrodzenie pracownikowi A według listy płac (KW) ……………………….. …</text:p>
      <text:p text:style-name="P8">5. Przelew wynagrodzeń pracownikowi B z rachunku bankowego (WB) ……………………… ….</text:p>
      <text:p text:style-name="P8"/>
      <text:list text:style-name="WWNum2">
        <text:list-item>
          <text:p text:style-name="P4">Otworzyć konta księgi głównej i księgi pomocniczej wpisując salda początkowe </text:p>
        </text:list-item>
        <text:list-item>
          <text:p text:style-name="P4">Zaksięgować operacje na kontach księgi głównej i księgi pomocniczej</text:p>
        </text:list-item>
        <text:list-item>
          <text:p text:style-name="P4">Ustalić saldo konta księgi głównej ROZRACHUNKI Z TYTUŁU WYNAGRODZEŃ z saldami kont księgi pomocniczej</text:p>
        </text:list-item>
        <text:list-item>
          <text:p text:style-name="P4">Co oznacza saldo konta ROZRACHUNKI Z TYTUŁU WYNAGRODZEŃ</text:p>
        </text:list-item>
      </text:list>
      <text:p text:style-name="P8"/>
      <text:p text:style-name="P10" loext:marker-style-name="T1"/>
      <text:p text:style-name="P8" loext:marker-style-name="T1"/>
      <text:p text:style-name="P8" loext:marker-style-name="T1"/>
      <text:p text:style-name="P9" loext:marker-style-name="T1"><text:span text:style-name="T1">Zadanie 3. (5.4/s.69-71)</text:span></text:p>
      <text:p text:style-name="P8">W przedsiębiorstwie budowlanym BUDEX znajdują się w zapasie następujące materiały budowlane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Lp.</text:p>
          </table:table-cell>
          <table:table-cell table:style-name="Table1.A1" office:value-type="string">
            <text:p text:style-name="P1">Nazwa materiału</text:p>
          </table:table-cell>
          <table:table-cell table:style-name="Table1.A1" office:value-type="string">
            <text:p text:style-name="P1">Wartość</text:p>
          </table:table-cell>
        </table:table-row>
        <table:table-row table:style-name="Table1.1">
          <table:table-cell table:style-name="Table1.A1" office:value-type="string">
            <text:p text:style-name="P1">1.</text:p>
            <text:p text:style-name="P1">2.</text:p>
            <text:p text:style-name="P1">3.</text:p>
            <text:p text:style-name="P1">4.</text:p>
            <text:p text:style-name="P1">5.</text:p>
            <text:p text:style-name="P1">6.</text:p>
          </table:table-cell>
          <table:table-cell table:style-name="Table1.A1" office:value-type="string">
            <text:p text:style-name="P1">Cegły</text:p>
            <text:p text:style-name="P1">Dachówki</text:p>
            <text:p text:style-name="P1">Cement</text:p>
            <text:p text:style-name="P1">Tarcica</text:p>
            <text:p text:style-name="P1">Papa</text:p>
            <text:p text:style-name="P1">kable</text:p>
          </table:table-cell>
          <table:table-cell table:style-name="Table1.A1" office:value-type="string">
            <text:p text:style-name="P1">600</text:p>
            <text:p text:style-name="P1">800</text:p>
            <text:p text:style-name="P1">450</text:p>
            <text:p text:style-name="P1">1 200</text:p>
            <text:p text:style-name="P1">300</text:p>
            <text:p text:style-name="P1">50</text:p>
          </table:table-cell>
        </table:table-row>
        <table:table-row table:style-name="Table1.1">
          <table:table-cell table:style-name="Table1.A1" table:number-columns-spanned="2" office:value-type="string">
            <text:p text:style-name="P2">Razem materiały:</text:p>
          </table:table-cell>
          <table:covered-table-cell/>
          <table:table-cell table:style-name="Table1.A1" office:value-type="string">
            <text:p text:style-name="P1">3 400</text:p>
          </table:table-cell>
        </table:table-row>
      </table:table>
      <text:p text:style-name="P8"/>
      <text:p text:style-name="P8">Na rachunku bankowym przedsiębiorstwo posiada ………………………………………………………….. 15 900</text:p>
      <text:p text:style-name="P8"/>
      <text:p text:style-name="P8">Przedsiębiorstwo dokonało dalszych zakupów następujących materiałów:</text:p>
      <text:p text:style-name="P8">1. Otrzymano fakturę za zakupione materiały od dostawcy ………………………………………………. 3 500</text:p>
      <text:p text:style-name="P8">2. Przyjęto materiały od dostawcy do magazynu (Pz) ………………………………………………………… 3 500</text:p>
      <text:p text:style-name="P8"><text:s text:c="5"/>- cegły …………………………………………………. 1 350</text:p>
      <text:p text:style-name="P8"><text:s/>- cement …………………………………………………… 950</text:p>
      <text:p text:style-name="P8">- dachówki ………………………………………………… 1 200</text:p>
      <text:p text:style-name="P8">3. Otrzymano fakturę od dostawcy za zakupioną tarcicę ……………………………………………………… 1 500</text:p>
      <text:p text:style-name="P8">4. Przyjęto do magazynu zakupioną tarcicę od dostawcy po cenie zakupu (Pz) ……………………... …</text:p>
      <text:p text:style-name="P8">5. Od dostawcy wpłynęła faktura za 1000 metrów kabla ………………………………………………………. 1 000</text:p>
      <text:p text:style-name="P8">6. Przyjęto do magazynu zakupiony kabel po cenie zakupu (Pz) ……………………………………………. …</text:p>
      <text:p text:style-name="P8">7. Od dostawcy otrzymano fakturę za zakupioną papę (FV) …………………………………………………….. 450</text:p>
      <text:p text:style-name="P8">8. Przyjęto do magazynu zakupioną papę po cenie zakupu (Pz) ……………………………………………….. …</text:p>
      <text:p text:style-name="P8">9. Wydano materiały na budowę (Rw) ……………………………………………………………………………………. 2 400</text:p>
      <text:p text:style-name="P8">- cegły ……………………………………………………… 800</text:p>
      <text:p text:style-name="P8">- cement …………………………………………………. 700</text:p>
      <text:p text:style-name="P8">- tarcica ………………………………………………….. 900</text:p>
      <text:p text:style-name="P8">10. Przekazano przelewami bankowymi wszystkie zobowiązania wobec dostawców (WB) ……. …</text:p>
      <text:p text:style-name="P8"/>
      <text:list text:style-name="WWNum3">
        <text:list-item>
          <text:p text:style-name="P5">Otworzyć konta księgi głównej oraz konta ksiąg pomocniczych do konta MATERIAŁY</text:p>
        </text:list-item>
        <text:list-item>
          <text:p text:style-name="P5">Zaksięgować w księgach podane operacje gospodarcze</text:p>
        </text:list-item>
        <text:list-item>
          <text:p text:style-name="P5">Uzgodnić zapisy ksiąg pomocniczych z zapisami księgi głównej</text:p>
        </text:list-item>
      </text:list>
      <text:p text:style-name="P8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adornments="Regular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Motyw pakietu Office">
      <loext:theme-colors loext:name="Pakiet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4917in" fo:margin-right="0.401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olina SMĘTEK</meta:initial-creator>
    <meta:editing-cycles>5</meta:editing-cycles>
    <meta:creation-date>2023-12-04T18:13:00</meta:creation-date>
    <dc:date>2023-12-13T12:48:07.492063010</dc:date>
    <meta:editing-duration>PT1H15M1S</meta:editing-duration>
    <meta:generator>LibreOffice/7.6.4.1$Linux_X86_64 LibreOffice_project/60$Build-1</meta:generator>
    <meta:document-statistic meta:table-count="1" meta:image-count="0" meta:object-count="0" meta:page-count="3" meta:paragraph-count="102" meta:word-count="659" meta:character-count="5441" meta:non-whitespace-character-count="4625"/>
    <meta:user-defined meta:name="AppVersion">16.0000</meta:user-defined>
    <meta:template xlink:type="simple" xlink:actuate="onRequest" xlink:title="Normal" xlink:href=""/>
  </office:meta>
</office:document-meta>
</file>